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4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" calcext:value-type="float">
            <text:p>30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" calcext:value-type="float">
            <text:p>30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" calcext:value-type="float">
            <text:p>3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" calcext:value-type="float">
            <text:p>35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" calcext:value-type="float">
            <text:p>3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" calcext:value-type="float">
            <text:p>4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" calcext:value-type="float">
            <text:p>40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" calcext:value-type="float">
            <text:p>4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5" calcext:value-type="float">
            <text:p>55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5" calcext:value-type="float">
            <text:p>55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0" calcext:value-type="float">
            <text:p>60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0" calcext:value-type="float">
            <text:p>60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0" calcext:value-type="float">
            <text:p>6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65" calcext:value-type="float">
            <text:p>6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65" calcext:value-type="float">
            <text:p>6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65" calcext:value-type="float">
            <text:p>6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0" calcext:value-type="float">
            <text:p>7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0" calcext:value-type="float">
            <text:p>70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0" calcext:value-type="float">
            <text:p>70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75" calcext:value-type="float">
            <text:p>7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75" calcext:value-type="float">
            <text:p>7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0" calcext:value-type="float">
            <text:p>80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0" calcext:value-type="float">
            <text:p>80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0" calcext:value-type="float">
            <text:p>8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85" calcext:value-type="float">
            <text:p>85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85" calcext:value-type="float">
            <text:p>85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85" calcext:value-type="float">
            <text:p>85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0" calcext:value-type="float">
            <text:p>90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0" calcext:value-type="float">
            <text:p>9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0" calcext:value-type="float">
            <text:p>90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95" calcext:value-type="float">
            <text:p>9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95" calcext:value-type="float">
            <text:p>95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95" calcext:value-type="float">
            <text:p>9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0" calcext:value-type="float">
            <text:p>100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05" calcext:value-type="float">
            <text:p>105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05" calcext:value-type="float">
            <text:p>105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5" calcext:value-type="float">
            <text:p>10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0" calcext:value-type="float">
            <text:p>11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0" calcext:value-type="float">
            <text:p>110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15" calcext:value-type="float">
            <text:p>115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15" calcext:value-type="float">
            <text:p>11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15" calcext:value-type="float">
            <text:p>11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0" calcext:value-type="float">
            <text:p>12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0" calcext:value-type="float">
            <text:p>120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25" calcext:value-type="float">
            <text:p>125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25" calcext:value-type="float">
            <text:p>125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25" calcext:value-type="float">
            <text:p>1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0" calcext:value-type="float">
            <text:p>130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0" calcext:value-type="float">
            <text:p>13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0" calcext:value-type="float">
            <text:p>13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35" calcext:value-type="float">
            <text:p>135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35" calcext:value-type="float">
            <text:p>13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35" calcext:value-type="float">
            <text:p>13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0" calcext:value-type="float">
            <text:p>14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0" calcext:value-type="float">
            <text:p>14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0" calcext:value-type="float">
            <text:p>140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45" calcext:value-type="float">
            <text:p>14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45" calcext:value-type="float">
            <text:p>145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45" calcext:value-type="float">
            <text:p>145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0" calcext:value-type="float">
            <text:p>150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55" calcext:value-type="float">
            <text:p>15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55" calcext:value-type="float">
            <text:p>15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55" calcext:value-type="float">
            <text:p>155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0" calcext:value-type="float">
            <text:p>160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0" calcext:value-type="float">
            <text:p>16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0" calcext:value-type="float">
            <text:p>16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65" calcext:value-type="float">
            <text:p>165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65" calcext:value-type="float">
            <text:p>165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65" calcext:value-type="float">
            <text:p>165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0" calcext:value-type="float">
            <text:p>17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0" calcext:value-type="float">
            <text:p>17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0" calcext:value-type="float">
            <text:p>170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75" calcext:value-type="float">
            <text:p>175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75" calcext:value-type="float">
            <text:p>17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75" calcext:value-type="float">
            <text:p>175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0" calcext:value-type="float">
            <text:p>18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0" calcext:value-type="float">
            <text:p>18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0" calcext:value-type="float">
            <text:p>18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85" calcext:value-type="float">
            <text:p>185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85" calcext:value-type="float">
            <text:p>18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85" calcext:value-type="float">
            <text:p>1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0" calcext:value-type="float">
            <text:p>190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0" calcext:value-type="float">
            <text:p>190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0" calcext:value-type="float">
            <text:p>190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95" calcext:value-type="float">
            <text:p>19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195" calcext:value-type="float">
            <text:p>195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0" calcext:value-type="float">
            <text:p>2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0" calcext:value-type="float">
            <text:p>20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0" calcext:value-type="float">
            <text:p>200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05" calcext:value-type="float">
            <text:p>205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05" calcext:value-type="float">
            <text:p>205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05" calcext:value-type="float">
            <text:p>20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0" calcext:value-type="float">
            <text:p>21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0" calcext:value-type="float">
            <text:p>210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0" calcext:value-type="float">
            <text:p>210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15" calcext:value-type="float">
            <text:p>215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15" calcext:value-type="float">
            <text:p>21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15" calcext:value-type="float">
            <text:p>215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0" calcext:value-type="float">
            <text:p>22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0" calcext:value-type="float">
            <text:p>22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0" calcext:value-type="float">
            <text:p>22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25" calcext:value-type="float">
            <text:p>225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25" calcext:value-type="float">
            <text:p>225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25" calcext:value-type="float">
            <text:p>225</text:p>
          </table:table-cell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0" calcext:value-type="float">
            <text:p>230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0" calcext:value-type="float">
            <text:p>230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0" calcext:value-type="float">
            <text:p>230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35" calcext:value-type="float">
            <text:p>235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35" calcext:value-type="float">
            <text:p>235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35" calcext:value-type="float">
            <text:p>235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0" calcext:value-type="float">
            <text:p>240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0" calcext:value-type="float">
            <text:p>240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0" calcext:value-type="float">
            <text:p>240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45" calcext:value-type="float">
            <text:p>245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45" calcext:value-type="float">
            <text:p>245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45" calcext:value-type="float">
            <text:p>24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0" calcext:value-type="float">
            <text:p>250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0" calcext:value-type="float">
            <text:p>250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0" calcext:value-type="float">
            <text:p>250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55" calcext:value-type="float">
            <text:p>255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55" calcext:value-type="float">
            <text:p>255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55" calcext:value-type="float">
            <text:p>255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0" calcext:value-type="float">
            <text:p>260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0" calcext:value-type="float">
            <text:p>260</text:p>
          </table:table-cell>
          <table:table-cell office:value-type="float" office:value="3.35" calcext:value-type="float">
            <text:p>3,3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0" calcext:value-type="float">
            <text:p>26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65" calcext:value-type="float">
            <text:p>265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65" calcext:value-type="float">
            <text:p>265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65" calcext:value-type="float">
            <text:p>265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0" calcext:value-type="float">
            <text:p>270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0" calcext:value-type="float">
            <text:p>270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0" calcext:value-type="float">
            <text:p>270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75" calcext:value-type="float">
            <text:p>275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75" calcext:value-type="float">
            <text:p>275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75" calcext:value-type="float">
            <text:p>27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0" calcext:value-type="float">
            <text:p>280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0" calcext:value-type="float">
            <text:p>280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0" calcext:value-type="float">
            <text:p>280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85" calcext:value-type="float">
            <text:p>285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85" calcext:value-type="float">
            <text:p>28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85" calcext:value-type="float">
            <text:p>285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0" calcext:value-type="float">
            <text:p>290</text:p>
          </table:table-cell>
          <table:table-cell office:value-type="float" office:value="3.28" calcext:value-type="float">
            <text:p>3,2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0" calcext:value-type="float">
            <text:p>290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0" calcext:value-type="float">
            <text:p>290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295" calcext:value-type="float">
            <text:p>295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295" calcext:value-type="float">
            <text:p>29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295" calcext:value-type="float">
            <text:p>295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0" calcext:value-type="float">
            <text:p>300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0" calcext:value-type="float">
            <text:p>300</text:p>
          </table:table-cell>
          <table:table-cell office:value-type="float" office:value="3.37" calcext:value-type="float">
            <text:p>3,3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0" calcext:value-type="float">
            <text:p>300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05" calcext:value-type="float">
            <text:p>305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05" calcext:value-type="float">
            <text:p>305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05" calcext:value-type="float">
            <text:p>305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0" calcext:value-type="float">
            <text:p>310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0" calcext:value-type="float">
            <text:p>31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0" calcext:value-type="float">
            <text:p>310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15" calcext:value-type="float">
            <text:p>31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15" calcext:value-type="float">
            <text:p>315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15" calcext:value-type="float">
            <text:p>31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0" calcext:value-type="float">
            <text:p>320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0" calcext:value-type="float">
            <text:p>320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0" calcext:value-type="float">
            <text:p>32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25" calcext:value-type="float">
            <text:p>325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25" calcext:value-type="float">
            <text:p>325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25" calcext:value-type="float">
            <text:p>325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0" calcext:value-type="float">
            <text:p>330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0" calcext:value-type="float">
            <text:p>33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0" calcext:value-type="float">
            <text:p>330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35" calcext:value-type="float">
            <text:p>335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35" calcext:value-type="float">
            <text:p>335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35" calcext:value-type="float">
            <text:p>335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0" calcext:value-type="float">
            <text:p>340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0" calcext:value-type="float">
            <text:p>340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0" calcext:value-type="float">
            <text:p>340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45" calcext:value-type="float">
            <text:p>345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45" calcext:value-type="float">
            <text:p>345</text:p>
          </table:table-cell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45" calcext:value-type="float">
            <text:p>345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0" calcext:value-type="float">
            <text:p>35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0" calcext:value-type="float">
            <text:p>35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0" calcext:value-type="float">
            <text:p>350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55" calcext:value-type="float">
            <text:p>35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55" calcext:value-type="float">
            <text:p>355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55" calcext:value-type="float">
            <text:p>355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0" calcext:value-type="float">
            <text:p>360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0" calcext:value-type="float">
            <text:p>360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0" calcext:value-type="float">
            <text:p>360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65" calcext:value-type="float">
            <text:p>365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65" calcext:value-type="float">
            <text:p>365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65" calcext:value-type="float">
            <text:p>365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0" calcext:value-type="float">
            <text:p>370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0" calcext:value-type="float">
            <text:p>370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0" calcext:value-type="float">
            <text:p>370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75" calcext:value-type="float">
            <text:p>375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75" calcext:value-type="float">
            <text:p>375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75" calcext:value-type="float">
            <text:p>375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0" calcext:value-type="float">
            <text:p>38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0" calcext:value-type="float">
            <text:p>380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0" calcext:value-type="float">
            <text:p>380</text:p>
          </table:table-cell>
          <table:table-cell office:value-type="float" office:value="4.44" calcext:value-type="float">
            <text:p>4,44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85" calcext:value-type="float">
            <text:p>385</text:p>
          </table:table-cell>
          <table:table-cell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85" calcext:value-type="float">
            <text:p>385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85" calcext:value-type="float">
            <text:p>385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0" calcext:value-type="float">
            <text:p>390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0" calcext:value-type="float">
            <text:p>39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0" calcext:value-type="float">
            <text:p>390</text:p>
          </table:table-cell>
          <table:table-cell office:value-type="float" office:value="4.15" calcext:value-type="float">
            <text:p>4,1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95" calcext:value-type="float">
            <text:p>39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395" calcext:value-type="float">
            <text:p>395</text:p>
          </table:table-cell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395" calcext:value-type="float">
            <text:p>395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0" calcext:value-type="float">
            <text:p>400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0" calcext:value-type="float">
            <text:p>40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0" calcext:value-type="float">
            <text:p>40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05" calcext:value-type="float">
            <text:p>405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05" calcext:value-type="float">
            <text:p>405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05" calcext:value-type="float">
            <text:p>405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0" calcext:value-type="float">
            <text:p>410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0" calcext:value-type="float">
            <text:p>41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0" calcext:value-type="float">
            <text:p>410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15" calcext:value-type="float">
            <text:p>415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15" calcext:value-type="float">
            <text:p>415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15" calcext:value-type="float">
            <text:p>415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0" calcext:value-type="float">
            <text:p>420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0" calcext:value-type="float">
            <text:p>420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0" calcext:value-type="float">
            <text:p>420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25" calcext:value-type="float">
            <text:p>42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25" calcext:value-type="float">
            <text:p>425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0" calcext:value-type="float">
            <text:p>430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0" calcext:value-type="float">
            <text:p>430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0" calcext:value-type="float">
            <text:p>43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35" calcext:value-type="float">
            <text:p>435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35" calcext:value-type="float">
            <text:p>435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35" calcext:value-type="float">
            <text:p>435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0" calcext:value-type="float">
            <text:p>440</text:p>
          </table:table-cell>
          <table:table-cell office:value-type="float" office:value="4.51" calcext:value-type="float">
            <text:p>4,5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0" calcext:value-type="float">
            <text:p>440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0" calcext:value-type="float">
            <text:p>440</text:p>
          </table:table-cell>
          <table:table-cell office:value-type="float" office:value="4.21" calcext:value-type="float">
            <text:p>4,2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45" calcext:value-type="float">
            <text:p>445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45" calcext:value-type="float">
            <text:p>445</text:p>
          </table:table-cell>
          <table:table-cell office:value-type="float" office:value="4.61" calcext:value-type="float">
            <text:p>4,6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45" calcext:value-type="float">
            <text:p>445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0" calcext:value-type="float">
            <text:p>450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0" calcext:value-type="float">
            <text:p>450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0" calcext:value-type="float">
            <text:p>450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55" calcext:value-type="float">
            <text:p>45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55" calcext:value-type="float">
            <text:p>455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55" calcext:value-type="float">
            <text:p>455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0" calcext:value-type="float">
            <text:p>460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0" calcext:value-type="float">
            <text:p>460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0" calcext:value-type="float">
            <text:p>460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65" calcext:value-type="float">
            <text:p>465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65" calcext:value-type="float">
            <text:p>465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65" calcext:value-type="float">
            <text:p>465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0" calcext:value-type="float">
            <text:p>470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0" calcext:value-type="float">
            <text:p>470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0" calcext:value-type="float">
            <text:p>470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75" calcext:value-type="float">
            <text:p>475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75" calcext:value-type="float">
            <text:p>475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75" calcext:value-type="float">
            <text:p>475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0" calcext:value-type="float">
            <text:p>48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0" calcext:value-type="float">
            <text:p>480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0" calcext:value-type="float">
            <text:p>48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85" calcext:value-type="float">
            <text:p>485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85" calcext:value-type="float">
            <text:p>485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85" calcext:value-type="float">
            <text:p>485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0" calcext:value-type="float">
            <text:p>49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0" calcext:value-type="float">
            <text:p>49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0" calcext:value-type="float">
            <text:p>490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495" calcext:value-type="float">
            <text:p>495</text:p>
          </table:table-cell>
          <table:table-cell office:value-type="float" office:value="4.08" calcext:value-type="float">
            <text:p>4,08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495" calcext:value-type="float">
            <text:p>49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95" calcext:value-type="float">
            <text:p>495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500" calcext:value-type="float">
            <text:p>50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500" calcext:value-type="float">
            <text:p>500</text:p>
          </table:table-cell>
          <table:table-cell office:value-type="float" office:value="5.09" calcext:value-type="float">
            <text:p>5,09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500" calcext:value-type="float">
            <text:p>500</text:p>
          </table:table-cell>
          <table:table-cell office:value-type="float" office:value="4.03" calcext:value-type="float">
            <text:p>4,03</text:p>
          </table:table-cell>
        </table:table-row>
      </table:table>
      <table:table table:name="Tabella pivot_main4T_1" table:style-name="ta1">
        <table:shapes>
          <draw:frame draw:z-index="0" draw:style-name="gr1" draw:text-style-name="P1" svg:width="159.99mm" svg:height="89.99mm" svg:x="23.58mm" svg:y="1m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4</text:p>
          </table:table-cell>
          <table:table-cell table:style-name="ce13" office:value-type="string" calcext:value-type="string">
            <text:p>2_2</text:p>
          </table:table-cell>
          <table:table-cell table:style-name="ce13" office:value-type="string" calcext:value-type="string">
            <text:p>4_1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3" calcext:value-type="float">
            <text:p>0,7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1" calcext:value-type="float">
            <text:p>1,2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5" calcext:value-type="float">
            <text:p>1,15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32" calcext:value-type="float">
            <text:p>1,32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6" calcext:value-type="float">
            <text:p>1,16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1" calcext:value-type="float">
            <text:p>1,71</text:p>
          </table:table-cell>
          <table:table-cell office:value-type="float" office:value="1.45" calcext:value-type="float">
            <text:p>1,45</text:p>
          </table:table-cell>
          <table:table-cell office:value-type="float" office:value="1.29" calcext:value-type="float">
            <text:p>1,29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4" calcext:value-type="float">
            <text:p>1,84</text:p>
          </table:table-cell>
          <table:table-cell office:value-type="float" office:value="1.93" calcext:value-type="float">
            <text:p>1,93</text:p>
          </table:table-cell>
          <table:table-cell table:number-columns-repeated="2"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23" calcext:value-type="float">
            <text:p>1,23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table:number-columns-repeated="2"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" calcext:value-type="float">
            <text:p>1,47</text:p>
          </table:table-cell>
          <table:table-cell office:value-type="float" office:value="2.08" calcext:value-type="float">
            <text:p>2,08</text:p>
          </table:table-cell>
          <table:table-cell office:value-type="float" office:value="1.73" calcext:value-type="float">
            <text:p>1,73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4" calcext:value-type="float">
            <text:p>1,44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9" calcext:value-type="float">
            <text:p>1,89</text:p>
          </table:table-cell>
          <table:table-cell office:value-type="float" office:value="2.1" calcext:value-type="float">
            <text:p>2,1</text:p>
          </table:table-cell>
          <table:table-cell office:value-type="float" office:value="1.43" calcext:value-type="float">
            <text:p>1,4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9" calcext:value-type="float">
            <text:p>1,19</text:p>
          </table:table-cell>
          <table:table-cell table:number-columns-repeated="3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7" calcext:value-type="float">
            <text:p>1,57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8" calcext:value-type="float">
            <text:p>1,78</text:p>
          </table:table-cell>
          <table:table-cell office:value-type="float" office:value="1.85" calcext:value-type="float">
            <text:p>1,85</text:p>
          </table:table-cell>
          <table:table-cell office:value-type="float" office:value="1.69" calcext:value-type="float">
            <text:p>1,69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39" calcext:value-type="float">
            <text:p>1,39</text:p>
          </table:table-cell>
          <table:table-cell office:value-type="float" office:value="2.21" calcext:value-type="float">
            <text:p>2,21</text:p>
          </table:table-cell>
          <table:table-cell table:number-columns-repeated="2"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8" calcext:value-type="float">
            <text:p>1,48</text:p>
          </table:table-cell>
          <table:table-cell office:value-type="float" office:value="2.65" calcext:value-type="float">
            <text:p>2,65</text:p>
          </table:table-cell>
          <table:table-cell office:value-type="float" office:value="2.15" calcext:value-type="float">
            <text:p>2,15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9" calcext:value-type="float">
            <text:p>1,39</text:p>
          </table:table-cell>
          <table:table-cell office:value-type="float" office:value="1.78" calcext:value-type="float">
            <text:p>1,78</text:p>
          </table:table-cell>
          <table:table-cell office:value-type="float" office:value="1.7" calcext:value-type="float">
            <text:p>1,7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7" calcext:value-type="float">
            <text:p>1,7</text:p>
          </table:table-cell>
          <table:table-cell office:value-type="float" office:value="2.03" calcext:value-type="float">
            <text:p>2,03</text:p>
          </table:table-cell>
          <table:table-cell office:value-type="float" office:value="1.79" calcext:value-type="float">
            <text:p>1,79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.92" calcext:value-type="float">
            <text:p>1,92</text:p>
          </table:table-cell>
          <table:table-cell office:value-type="float" office:value="1.72" calcext:value-type="float">
            <text:p>1,72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5" calcext:value-type="float">
            <text:p>2,15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58" calcext:value-type="float">
            <text:p>1,58</text:p>
          </table:table-cell>
          <table:table-cell office:value-type="float" office:value="1.64" calcext:value-type="float">
            <text:p>1,64</text:p>
          </table:table-cell>
          <table:table-cell office:value-type="float" office:value="1.51" calcext:value-type="float">
            <text:p>1,51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35" calcext:value-type="float">
            <text:p>2,35</text:p>
          </table:table-cell>
          <table:table-cell office:value-type="float" office:value="2.09" calcext:value-type="float">
            <text:p>2,09</text:p>
          </table:table-cell>
          <table:table-cell office:value-type="float" office:value="2.12" calcext:value-type="float">
            <text:p>2,12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4" calcext:value-type="float">
            <text:p>2,14</text:p>
          </table:table-cell>
          <table:table-cell office:value-type="float" office:value="2.19" calcext:value-type="float">
            <text:p>2,19</text:p>
          </table:table-cell>
          <table:table-cell table:number-columns-repeated="2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1" calcext:value-type="float">
            <text:p>2,31</text:p>
          </table:table-cell>
          <table:table-cell office:value-type="float" office:value="2.38" calcext:value-type="float">
            <text:p>2,38</text:p>
          </table:table-cell>
          <table:table-cell table:number-columns-repeated="2"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46" calcext:value-type="float">
            <text:p>2,46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,01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9" calcext:value-type="float">
            <text:p>2,09</text:p>
          </table:table-cell>
          <table:table-cell office:value-type="float" office:value="2.65" calcext:value-type="float">
            <text:p>2,65</text:p>
          </table:table-cell>
          <table:table-cell office:value-type="float" office:value="2.35" calcext:value-type="float">
            <text:p>2,35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1" calcext:value-type="float">
            <text:p>2,21</text:p>
          </table:table-cell>
          <table:table-cell office:value-type="float" office:value="2.24" calcext:value-type="float">
            <text:p>2,24</text:p>
          </table:table-cell>
          <table:table-cell office:value-type="float" office:value="2.23" calcext:value-type="float">
            <text:p>2,23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53" calcext:value-type="float">
            <text:p>2,53</text:p>
          </table:table-cell>
          <table:table-cell office:value-type="float" office:value="2.73" calcext:value-type="float">
            <text:p>2,73</text:p>
          </table:table-cell>
          <table:table-cell table:number-columns-repeated="2"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8" calcext:value-type="float">
            <text:p>2,98</text:p>
          </table:table-cell>
          <table:table-cell office:value-type="float" office:value="2.92" calcext:value-type="float">
            <text:p>2,92</text:p>
          </table:table-cell>
          <table:table-cell office:value-type="float" office:value="2.66" calcext:value-type="float">
            <text:p>2,66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.69" calcext:value-type="float">
            <text:p>2,69</text:p>
          </table:table-cell>
          <table:table-cell office:value-type="float" office:value="2.6" calcext:value-type="float">
            <text:p>2,6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88" calcext:value-type="float">
            <text:p>2,88</text:p>
          </table:table-cell>
          <table:table-cell office:value-type="float" office:value="2.91" calcext:value-type="float">
            <text:p>2,91</text:p>
          </table:table-cell>
          <table:table-cell table:number-columns-repeated="2"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08" calcext:value-type="float">
            <text:p>3,08</text:p>
          </table:table-cell>
          <table:table-cell office:value-type="float" office:value="2.83" calcext:value-type="float">
            <text:p>2,83</text:p>
          </table:table-cell>
          <table:table-cell office:value-type="float" office:value="2.94" calcext:value-type="float">
            <text:p>2,94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61" calcext:value-type="float">
            <text:p>2,61</text:p>
          </table:table-cell>
          <table:table-cell office:value-type="float" office:value="2.96" calcext:value-type="float">
            <text:p>2,96</text:p>
          </table:table-cell>
          <table:table-cell table:number-columns-repeated="2"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13" calcext:value-type="float">
            <text:p>3,13</text:p>
          </table:table-cell>
          <table:table-cell office:value-type="float" office:value="3.11" calcext:value-type="float">
            <text:p>3,11</text:p>
          </table:table-cell>
          <table:table-cell office:value-type="float" office:value="2.71" calcext:value-type="float">
            <text:p>2,71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03" calcext:value-type="float">
            <text:p>3,03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8" calcext:value-type="float">
            <text:p>3,08</text:p>
          </table:table-cell>
          <table:table-cell office:value-type="float" office:value="3.18" calcext:value-type="float">
            <text:p>3,18</text:p>
          </table:table-cell>
          <table:table-cell office:value-type="float" office:value="3.16" calcext:value-type="float">
            <text:p>3,16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39" calcext:value-type="float">
            <text:p>3,39</text:p>
          </table:table-cell>
          <table:table-cell office:value-type="float" office:value="2.84" calcext:value-type="float">
            <text:p>2,84</text:p>
          </table:table-cell>
          <table:table-cell office:value-type="float" office:value="3.22" calcext:value-type="float">
            <text:p>3,22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4" calcext:value-type="float">
            <text:p>3,04</text:p>
          </table:table-cell>
          <table:table-cell office:value-type="float" office:value="3.03" calcext:value-type="float">
            <text:p>3,03</text:p>
          </table:table-cell>
          <table:table-cell table:number-columns-repeated="2" office:value-type="float" office:value="3.35" calcext:value-type="float">
            <text:p>3,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17" calcext:value-type="float">
            <text:p>3,17</text:p>
          </table:table-cell>
          <table:table-cell office:value-type="float" office:value="3.41" calcext:value-type="float">
            <text:p>3,41</text:p>
          </table:table-cell>
          <table:table-cell office:value-type="float" office:value="3.3" calcext:value-type="float">
            <text:p>3,3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1" calcext:value-type="float">
            <text:p>3,1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28" calcext:value-type="float">
            <text:p>3,28</text:p>
          </table:table-cell>
          <table:table-cell office:value-type="float" office:value="3.5" calcext:value-type="float">
            <text:p>3,5</text:p>
          </table:table-cell>
          <table:table-cell office:value-type="float" office:value="3.13" calcext:value-type="float">
            <text:p>3,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25" calcext:value-type="float">
            <text:p>3,25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8" calcext:value-type="float">
            <text:p>3,38</text:p>
          </table:table-cell>
          <table:table-cell office:value-type="float" office:value="3.59" calcext:value-type="float">
            <text:p>3,59</text:p>
          </table:table-cell>
          <table:table-cell office:value-type="float" office:value="3.54" calcext:value-type="float">
            <text:p>3,54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28" calcext:value-type="float">
            <text:p>3,28</text:p>
          </table:table-cell>
          <table:table-cell office:value-type="float" office:value="3.12" calcext:value-type="float">
            <text:p>3,12</text:p>
          </table:table-cell>
          <table:table-cell table:number-columns-repeated="2"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43" calcext:value-type="float">
            <text:p>3,43</text:p>
          </table:table-cell>
          <table:table-cell office:value-type="float" office:value="3.67" calcext:value-type="float">
            <text:p>3,67</text:p>
          </table:table-cell>
          <table:table-cell office:value-type="float" office:value="3.5" calcext:value-type="float">
            <text:p>3,5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44" calcext:value-type="float">
            <text:p>3,44</text:p>
          </table:table-cell>
          <table:table-cell office:value-type="float" office:value="3.63" calcext:value-type="float">
            <text:p>3,63</text:p>
          </table:table-cell>
          <table:table-cell office:value-type="float" office:value="3.37" calcext:value-type="float">
            <text:p>3,37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4" calcext:value-type="float">
            <text:p>3,4</text:p>
          </table:table-cell>
          <table:table-cell office:value-type="float" office:value="3.56" calcext:value-type="float">
            <text:p>3,56</text:p>
          </table:table-cell>
          <table:table-cell table:number-columns-repeated="2"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34" calcext:value-type="float">
            <text:p>3,34</text:p>
          </table:table-cell>
          <table:table-cell office:value-type="float" office:value="3.76" calcext:value-type="float">
            <text:p>3,76</text:p>
          </table:table-cell>
          <table:table-cell table:number-columns-repeated="2" office:value-type="float" office:value="3.79" calcext:value-type="float">
            <text:p>3,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33" calcext:value-type="float">
            <text:p>3,3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48" calcext:value-type="float">
            <text:p>3,48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4" calcext:value-type="float">
            <text:p>3,54</text:p>
          </table:table-cell>
          <table:table-cell office:value-type="float" office:value="3.66" calcext:value-type="float">
            <text:p>3,66</text:p>
          </table:table-cell>
          <table:table-cell table:number-columns-repeated="2" office:value-type="float" office:value="3.92" calcext:value-type="float">
            <text:p>3,9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61" calcext:value-type="float">
            <text:p>3,61</text:p>
          </table:table-cell>
          <table:table-cell office:value-type="float" office:value="3.87" calcext:value-type="float">
            <text:p>3,87</text:p>
          </table:table-cell>
          <table:table-cell office:value-type="float" office:value="3.8" calcext:value-type="float">
            <text:p>3,8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08" calcext:value-type="float">
            <text:p>3,08</text:p>
          </table:table-cell>
          <table:table-cell office:value-type="float" office:value="3.82" calcext:value-type="float">
            <text:p>3,82</text:p>
          </table:table-cell>
          <table:table-cell table:number-columns-repeated="2"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58" calcext:value-type="float">
            <text:p>3,58</text:p>
          </table:table-cell>
          <table:table-cell office:value-type="float" office:value="3.77" calcext:value-type="float">
            <text:p>3,77</text:p>
          </table:table-cell>
          <table:table-cell office:value-type="float" office:value="3.67" calcext:value-type="float">
            <text:p>3,67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23" calcext:value-type="float">
            <text:p>4,23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9" calcext:value-type="float">
            <text:p>3,9</text:p>
          </table:table-cell>
          <table:table-cell office:value-type="float" office:value="4.18" calcext:value-type="float">
            <text:p>4,18</text:p>
          </table:table-cell>
          <table:table-cell office:value-type="float" office:value="3.99" calcext:value-type="float">
            <text:p>3,99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65" calcext:value-type="float">
            <text:p>3,65</text:p>
          </table:table-cell>
          <table:table-cell office:value-type="float" office:value="3.89" calcext:value-type="float">
            <text:p>3,89</text:p>
          </table:table-cell>
          <table:table-cell table:number-columns-repeated="2"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4" calcext:value-type="float">
            <text:p>3,84</text:p>
          </table:table-cell>
          <table:table-cell office:value-type="float" office:value="3.94" calcext:value-type="float">
            <text:p>3,94</text:p>
          </table:table-cell>
          <table:table-cell table:number-columns-repeated="2"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66" calcext:value-type="float">
            <text:p>3,66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61" calcext:value-type="float">
            <text:p>3,61</text:p>
          </table:table-cell>
          <table:table-cell office:value-type="float" office:value="4.13" calcext:value-type="float">
            <text:p>4,13</text:p>
          </table:table-cell>
          <table:table-cell office:value-type="float" office:value="3.96" calcext:value-type="float">
            <text:p>3,96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74" calcext:value-type="float">
            <text:p>3,74</text:p>
          </table:table-cell>
          <table:table-cell office:value-type="float" office:value="4.38" calcext:value-type="float">
            <text:p>4,38</text:p>
          </table:table-cell>
          <table:table-cell office:value-type="float" office:value="4.21" calcext:value-type="float">
            <text:p>4,21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79" calcext:value-type="float">
            <text:p>3,79</text:p>
          </table:table-cell>
          <table:table-cell office:value-type="float" office:value="4.44" calcext:value-type="float">
            <text:p>4,44</text:p>
          </table:table-cell>
          <table:table-cell table:number-columns-repeated="2" office:value-type="float" office:value="4.68" calcext:value-type="float">
            <text:p>4,6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96" calcext:value-type="float">
            <text:p>3,96</text:p>
          </table:table-cell>
          <table:table-cell office:value-type="float" office:value="4.06" calcext:value-type="float">
            <text:p>4,06</text:p>
          </table:table-cell>
          <table:table-cell table:number-columns-repeated="2"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88" calcext:value-type="float">
            <text:p>3,88</text:p>
          </table:table-cell>
          <table:table-cell office:value-type="float" office:value="4.15" calcext:value-type="float">
            <text:p>4,15</text:p>
          </table:table-cell>
          <table:table-cell table:number-columns-repeated="2"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8" calcext:value-type="float">
            <text:p>3,8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3" calcext:value-type="float">
            <text:p>4,33</text:p>
          </table:table-cell>
          <table:table-cell office:value-type="float" office:value="4.49" calcext:value-type="float">
            <text:p>4,49</text:p>
          </table:table-cell>
          <table:table-cell table:number-columns-repeated="2"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91" calcext:value-type="float">
            <text:p>3,91</text:p>
          </table:table-cell>
          <table:table-cell office:value-type="float" office:value="4.57" calcext:value-type="float">
            <text:p>4,57</text:p>
          </table:table-cell>
          <table:table-cell table:number-columns-repeated="2"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05" calcext:value-type="float">
            <text:p>4,05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48" calcext:value-type="float">
            <text:p>4,48</text:p>
          </table:table-cell>
          <table:table-cell office:value-type="float" office:value="4.19" calcext:value-type="float">
            <text:p>4,19</text:p>
          </table:table-cell>
          <table:table-cell office:value-type="float" office:value="4.36" calcext:value-type="float">
            <text:p>4,36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09" calcext:value-type="float">
            <text:p>4,09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  <table:table-cell office:value-type="float" office:value="4.81" calcext:value-type="float">
            <text:p>4,81</text:p>
          </table:table-cell>
          <table:table-cell office:value-type="float" office:value="4.55" calcext:value-type="float">
            <text:p>4,55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55" calcext:value-type="float">
            <text:p>4,55</text:p>
          </table:table-cell>
          <table:table-cell office:value-type="float" office:value="4.36" calcext:value-type="float">
            <text:p>4,36</text:p>
          </table:table-cell>
          <table:table-cell office:value-type="float" office:value="4.43" calcext:value-type="float">
            <text:p>4,43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21" calcext:value-type="float">
            <text:p>4,21</text:p>
          </table:table-cell>
          <table:table-cell office:value-type="float" office:value="4.77" calcext:value-type="float">
            <text:p>4,77</text:p>
          </table:table-cell>
          <table:table-cell table:number-columns-repeated="2"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1" calcext:value-type="float">
            <text:p>4,51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4.72" calcext:value-type="float">
            <text:p>4,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4.33" calcext:value-type="float">
            <text:p>4,33</text:p>
          </table:table-cell>
          <table:table-cell table:number-columns-repeated="2" office:value-type="float" office:value="4.61" calcext:value-type="float">
            <text:p>4,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12" calcext:value-type="float">
            <text:p>4,12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4.62" calcext:value-type="float">
            <text:p>4,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31" calcext:value-type="float">
            <text:p>4,31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66" calcext:value-type="float">
            <text:p>4,66</text:p>
          </table:table-cell>
          <table:table-cell office:value-type="float" office:value="4.81" calcext:value-type="float">
            <text:p>4,81</text:p>
          </table:table-cell>
          <table:table-cell table:number-columns-repeated="2"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46" calcext:value-type="float">
            <text:p>4,46</text:p>
          </table:table-cell>
          <table:table-cell office:value-type="float" office:value="4.67" calcext:value-type="float">
            <text:p>4,67</text:p>
          </table:table-cell>
          <table:table-cell office:value-type="float" office:value="4.64" calcext:value-type="float">
            <text:p>4,64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71" calcext:value-type="float">
            <text:p>4,71</text:p>
          </table:table-cell>
          <table:table-cell office:value-type="float" office:value="4.93" calcext:value-type="float">
            <text:p>4,93</text:p>
          </table:table-cell>
          <table:table-cell table:number-columns-repeated="2"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6" calcext:value-type="float">
            <text:p>4,6</text:p>
          </table:table-cell>
          <table:table-cell office:value-type="float" office:value="4.81" calcext:value-type="float">
            <text:p>4,81</text:p>
          </table:table-cell>
          <table:table-cell table:number-columns-repeated="2" office:value-type="float" office:value="5.02" calcext:value-type="float">
            <text:p>5,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68" calcext:value-type="float">
            <text:p>4,68</text:p>
          </table:table-cell>
          <table:table-cell office:value-type="float" office:value="4.96" calcext:value-type="float">
            <text:p>4,96</text:p>
          </table:table-cell>
          <table:table-cell office:value-type="float" office:value="4.74" calcext:value-type="float">
            <text:p>4,74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39" calcext:value-type="float">
            <text:p>4,39</text:p>
          </table:table-cell>
          <table:table-cell office:value-type="float" office:value="3.78" calcext:value-type="float">
            <text:p>3,78</text:p>
          </table:table-cell>
          <table:table-cell table:number-columns-repeated="2"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08" calcext:value-type="float">
            <text:p>4,08</text:p>
          </table:table-cell>
          <table:table-cell office:value-type="float" office:value="3.58" calcext:value-type="float">
            <text:p>3,58</text:p>
          </table:table-cell>
          <table:table-cell table:number-columns-repeated="2"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4.49" calcext:value-type="float">
            <text:p>4,49</text:p>
          </table:table-cell>
          <table:table-cell table:style-name="ce15" office:value-type="float" office:value="4.03" calcext:value-type="float">
            <text:p>4,03</text:p>
          </table:table-cell>
          <table:table-cell table:style-name="ce19" office:value-type="float" office:value="5.09" calcext:value-type="float">
            <text:p>5,09</text:p>
          </table:table-cell>
          <table:table-cell table:style-name="ce25" office:value-type="float" office:value="5.09" calcext:value-type="float">
            <text:p>5,09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4.71" calcext:value-type="float">
            <text:p>4,71</text:p>
          </table:table-cell>
          <table:table-cell table:style-name="ce16" office:value-type="float" office:value="4.96" calcext:value-type="float">
            <text:p>4,96</text:p>
          </table:table-cell>
          <table:table-cell table:style-name="ce20" office:value-type="float" office:value="5.09" calcext:value-type="float">
            <text:p>5,09</text:p>
          </table:table-cell>
          <table:table-cell table:style-name="ce26" office:value-type="float" office:value="5.09" calcext:value-type="float">
            <text:p>5,09</text:p>
          </table:table-cell>
        </table:table-row>
      </table:table>
      <table:named-expressions/>
      <table:data-pilot-tables>
        <table:data-pilot-table table:name="DataPilot1" table:application-data="" table:target-range-address="'Tabella pivot_main4T_1'.A1:'Tabella pivot_main4T_1'.E103" table:buttons="'Tabella pivot_main4T_1'.A2 'Tabella pivot_main4T_1'.B1" table:show-filter-button="false" table:drill-down-on-double-click="false">
          <table:source-cell-range table:cell-range-address="main4T.A1:main4T.C3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4" table:display="true" table:show-details="true"/>
                <table:data-pilot-member table:name="2_2" table:display="true" table:show-details="true"/>
                <table:data-pilot-member table:name="4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3" table:display="true" table:show-details="true"/>
                <table:data-pilot-member table:name="0,1" table:display="true" table:show-details="true"/>
                <table:data-pilot-member table:name="0,11" table:display="true" table:show-details="true"/>
                <table:data-pilot-member table:name="0,23" table:display="true" table:show-details="true"/>
                <table:data-pilot-member table:name="0,37" table:display="true" table:show-details="true"/>
                <table:data-pilot-member table:name="0,38" table:display="true" table:show-details="true"/>
                <table:data-pilot-member table:name="0,52" table:display="true" table:show-details="true"/>
                <table:data-pilot-member table:name="0,55" table:display="true" table:show-details="true"/>
                <table:data-pilot-member table:name="0,56" table:display="true" table:show-details="true"/>
                <table:data-pilot-member table:name="0,64" table:display="true" table:show-details="true"/>
                <table:data-pilot-member table:name="0,66" table:display="true" table:show-details="true"/>
                <table:data-pilot-member table:name="0,7" table:display="true" table:show-details="true"/>
                <table:data-pilot-member table:name="0,73" table:display="true" table:show-details="true"/>
                <table:data-pilot-member table:name="0,75" table:display="true" table:show-details="true"/>
                <table:data-pilot-member table:name="0,81" table:display="true" table:show-details="true"/>
                <table:data-pilot-member table:name="0,84" table:display="true" table:show-details="true"/>
                <table:data-pilot-member table:name="0,91" table:display="true" table:show-details="true"/>
                <table:data-pilot-member table:name="0,93" table:display="true" table:show-details="true"/>
                <table:data-pilot-member table:name="0,94" table:display="true" table:show-details="true"/>
                <table:data-pilot-member table:name="0,96" table:display="true" table:show-details="true"/>
                <table:data-pilot-member table:name="0,97" table:display="true" table:show-details="true"/>
                <table:data-pilot-member table:name="0,98" table:display="true" table:show-details="true"/>
                <table:data-pilot-member table:name="1" table:display="true" table:show-details="true"/>
                <table:data-pilot-member table:name="1,01" table:display="true" table:show-details="true"/>
                <table:data-pilot-member table:name="1,07" table:display="true" table:show-details="true"/>
                <table:data-pilot-member table:name="1,15" table:display="true" table:show-details="true"/>
                <table:data-pilot-member table:name="1,16" table:display="true" table:show-details="true"/>
                <table:data-pilot-member table:name="1,19" table:display="true" table:show-details="true"/>
                <table:data-pilot-member table:name="1,21" table:display="true" table:show-details="true"/>
                <table:data-pilot-member table:name="1,22" table:display="true" table:show-details="true"/>
                <table:data-pilot-member table:name="1,23" table:display="true" table:show-details="true"/>
                <table:data-pilot-member table:name="1,29" table:display="true" table:show-details="true"/>
                <table:data-pilot-member table:name="1,32" table:display="true" table:show-details="true"/>
                <table:data-pilot-member table:name="1,33" table:display="true" table:show-details="true"/>
                <table:data-pilot-member table:name="1,34" table:display="true" table:show-details="true"/>
                <table:data-pilot-member table:name="1,39" table:display="true" table:show-details="true"/>
                <table:data-pilot-member table:name="1,4" table:display="true" table:show-details="true"/>
                <table:data-pilot-member table:name="1,41" table:display="true" table:show-details="true"/>
                <table:data-pilot-member table:name="1,43" table:display="true" table:show-details="true"/>
                <table:data-pilot-member table:name="1,44" table:display="true" table:show-details="true"/>
                <table:data-pilot-member table:name="1,45" table:display="true" table:show-details="true"/>
                <table:data-pilot-member table:name="1,46" table:display="true" table:show-details="true"/>
                <table:data-pilot-member table:name="1,47" table:display="true" table:show-details="true"/>
                <table:data-pilot-member table:name="1,48" table:display="true" table:show-details="true"/>
                <table:data-pilot-member table:name="1,51" table:display="true" table:show-details="true"/>
                <table:data-pilot-member table:name="1,53" table:display="true" table:show-details="true"/>
                <table:data-pilot-member table:name="1,57" table:display="true" table:show-details="true"/>
                <table:data-pilot-member table:name="1,58" table:display="true" table:show-details="true"/>
                <table:data-pilot-member table:name="1,62" table:display="true" table:show-details="true"/>
                <table:data-pilot-member table:name="1,64" table:display="true" table:show-details="true"/>
                <table:data-pilot-member table:name="1,67" table:display="true" table:show-details="true"/>
                <table:data-pilot-member table:name="1,69" table:display="true" table:show-details="true"/>
                <table:data-pilot-member table:name="1,7" table:display="true" table:show-details="true"/>
                <table:data-pilot-member table:name="1,71" table:display="true" table:show-details="true"/>
                <table:data-pilot-member table:name="1,72" table:display="true" table:show-details="true"/>
                <table:data-pilot-member table:name="1,73" table:display="true" table:show-details="true"/>
                <table:data-pilot-member table:name="1,78" table:display="true" table:show-details="true"/>
                <table:data-pilot-member table:name="1,79" table:display="true" table:show-details="true"/>
                <table:data-pilot-member table:name="1,81" table:display="true" table:show-details="true"/>
                <table:data-pilot-member table:name="1,84" table:display="true" table:show-details="true"/>
                <table:data-pilot-member table:name="1,85" table:display="true" table:show-details="true"/>
                <table:data-pilot-member table:name="1,89" table:display="true" table:show-details="true"/>
                <table:data-pilot-member table:name="1,9" table:display="true" table:show-details="true"/>
                <table:data-pilot-member table:name="1,92" table:display="true" table:show-details="true"/>
                <table:data-pilot-member table:name="1,93" table:display="true" table:show-details="true"/>
                <table:data-pilot-member table:name="1,97" table:display="true" table:show-details="true"/>
                <table:data-pilot-member table:name="2" table:display="true" table:show-details="true"/>
                <table:data-pilot-member table:name="2,01" table:display="true" table:show-details="true"/>
                <table:data-pilot-member table:name="2,03" table:display="true" table:show-details="true"/>
                <table:data-pilot-member table:name="2,08" table:display="true" table:show-details="true"/>
                <table:data-pilot-member table:name="2,09" table:display="true" table:show-details="true"/>
                <table:data-pilot-member table:name="2,1" table:display="true" table:show-details="true"/>
                <table:data-pilot-member table:name="2,12" table:display="true" table:show-details="true"/>
                <table:data-pilot-member table:name="2,14" table:display="true" table:show-details="true"/>
                <table:data-pilot-member table:name="2,15" table:display="true" table:show-details="true"/>
                <table:data-pilot-member table:name="2,19" table:display="true" table:show-details="true"/>
                <table:data-pilot-member table:name="2,21" table:display="true" table:show-details="true"/>
                <table:data-pilot-member table:name="2,23" table:display="true" table:show-details="true"/>
                <table:data-pilot-member table:name="2,24" table:display="true" table:show-details="true"/>
                <table:data-pilot-member table:name="2,29" table:display="true" table:show-details="true"/>
                <table:data-pilot-member table:name="2,31" table:display="true" table:show-details="true"/>
                <table:data-pilot-member table:name="2,35" table:display="true" table:show-details="true"/>
                <table:data-pilot-member table:name="2,38" table:display="true" table:show-details="true"/>
                <table:data-pilot-member table:name="2,46" table:display="true" table:show-details="true"/>
                <table:data-pilot-member table:name="2,5" table:display="true" table:show-details="true"/>
                <table:data-pilot-member table:name="2,52" table:display="true" table:show-details="true"/>
                <table:data-pilot-member table:name="2,53" table:display="true" table:show-details="true"/>
                <table:data-pilot-member table:name="2,6" table:display="true" table:show-details="true"/>
                <table:data-pilot-member table:name="2,61" table:display="true" table:show-details="true"/>
                <table:data-pilot-member table:name="2,65" table:display="true" table:show-details="true"/>
                <table:data-pilot-member table:name="2,66" table:display="true" table:show-details="true"/>
                <table:data-pilot-member table:name="2,69" table:display="true" table:show-details="true"/>
                <table:data-pilot-member table:name="2,71" table:display="true" table:show-details="true"/>
                <table:data-pilot-member table:name="2,73" table:display="true" table:show-details="true"/>
                <table:data-pilot-member table:name="2,83" table:display="true" table:show-details="true"/>
                <table:data-pilot-member table:name="2,84" table:display="true" table:show-details="true"/>
                <table:data-pilot-member table:name="2,88" table:display="true" table:show-details="true"/>
                <table:data-pilot-member table:name="2,91" table:display="true" table:show-details="true"/>
                <table:data-pilot-member table:name="2,92" table:display="true" table:show-details="true"/>
                <table:data-pilot-member table:name="2,94" table:display="true" table:show-details="true"/>
                <table:data-pilot-member table:name="2,96" table:display="true" table:show-details="true"/>
                <table:data-pilot-member table:name="2,98" table:display="true" table:show-details="true"/>
                <table:data-pilot-member table:name="3,03" table:display="true" table:show-details="true"/>
                <table:data-pilot-member table:name="3,04" table:display="true" table:show-details="true"/>
                <table:data-pilot-member table:name="3,08" table:display="true" table:show-details="true"/>
                <table:data-pilot-member table:name="3,1" table:display="true" table:show-details="true"/>
                <table:data-pilot-member table:name="3,11" table:display="true" table:show-details="true"/>
                <table:data-pilot-member table:name="3,12" table:display="true" table:show-details="true"/>
                <table:data-pilot-member table:name="3,13" table:display="true" table:show-details="true"/>
                <table:data-pilot-member table:name="3,14" table:display="true" table:show-details="true"/>
                <table:data-pilot-member table:name="3,16" table:display="true" table:show-details="true"/>
                <table:data-pilot-member table:name="3,17" table:display="true" table:show-details="true"/>
                <table:data-pilot-member table:name="3,18" table:display="true" table:show-details="true"/>
                <table:data-pilot-member table:name="3,19" table:display="true" table:show-details="true"/>
                <table:data-pilot-member table:name="3,22" table:display="true" table:show-details="true"/>
                <table:data-pilot-member table:name="3,25" table:display="true" table:show-details="true"/>
                <table:data-pilot-member table:name="3,28" table:display="true" table:show-details="true"/>
                <table:data-pilot-member table:name="3,3" table:display="true" table:show-details="true"/>
                <table:data-pilot-member table:name="3,31" table:display="true" table:show-details="true"/>
                <table:data-pilot-member table:name="3,32" table:display="true" table:show-details="true"/>
                <table:data-pilot-member table:name="3,33" table:display="true" table:show-details="true"/>
                <table:data-pilot-member table:name="3,34" table:display="true" table:show-details="true"/>
                <table:data-pilot-member table:name="3,35" table:display="true" table:show-details="true"/>
                <table:data-pilot-member table:name="3,37" table:display="true" table:show-details="true"/>
                <table:data-pilot-member table:name="3,38" table:display="true" table:show-details="true"/>
                <table:data-pilot-member table:name="3,39" table:display="true" table:show-details="true"/>
                <table:data-pilot-member table:name="3,4" table:display="true" table:show-details="true"/>
                <table:data-pilot-member table:name="3,41" table:display="true" table:show-details="true"/>
                <table:data-pilot-member table:name="3,43" table:display="true" table:show-details="true"/>
                <table:data-pilot-member table:name="3,44" table:display="true" table:show-details="true"/>
                <table:data-pilot-member table:name="3,47" table:display="true" table:show-details="true"/>
                <table:data-pilot-member table:name="3,48" table:display="true" table:show-details="true"/>
                <table:data-pilot-member table:name="3,49" table:display="true" table:show-details="true"/>
                <table:data-pilot-member table:name="3,5" table:display="true" table:show-details="true"/>
                <table:data-pilot-member table:name="3,54" table:display="true" table:show-details="true"/>
                <table:data-pilot-member table:name="3,56" table:display="true" table:show-details="true"/>
                <table:data-pilot-member table:name="3,58" table:display="true" table:show-details="true"/>
                <table:data-pilot-member table:name="3,59" table:display="true" table:show-details="true"/>
                <table:data-pilot-member table:name="3,61" table:display="true" table:show-details="true"/>
                <table:data-pilot-member table:name="3,63" table:display="true" table:show-details="true"/>
                <table:data-pilot-member table:name="3,65" table:display="true" table:show-details="true"/>
                <table:data-pilot-member table:name="3,66" table:display="true" table:show-details="true"/>
                <table:data-pilot-member table:name="3,67" table:display="true" table:show-details="true"/>
                <table:data-pilot-member table:name="3,7" table:display="true" table:show-details="true"/>
                <table:data-pilot-member table:name="3,71" table:display="true" table:show-details="true"/>
                <table:data-pilot-member table:name="3,74" table:display="true" table:show-details="true"/>
                <table:data-pilot-member table:name="3,76" table:display="true" table:show-details="true"/>
                <table:data-pilot-member table:name="3,77" table:display="true" table:show-details="true"/>
                <table:data-pilot-member table:name="3,78" table:display="true" table:show-details="true"/>
                <table:data-pilot-member table:name="3,79" table:display="true" table:show-details="true"/>
                <table:data-pilot-member table:name="3,8" table:display="true" table:show-details="true"/>
                <table:data-pilot-member table:name="3,82" table:display="true" table:show-details="true"/>
                <table:data-pilot-member table:name="3,83" table:display="true" table:show-details="true"/>
                <table:data-pilot-member table:name="3,84" table:display="true" table:show-details="true"/>
                <table:data-pilot-member table:name="3,85" table:display="true" table:show-details="true"/>
                <table:data-pilot-member table:name="3,87" table:display="true" table:show-details="true"/>
                <table:data-pilot-member table:name="3,88" table:display="true" table:show-details="true"/>
                <table:data-pilot-member table:name="3,89" table:display="true" table:show-details="true"/>
                <table:data-pilot-member table:name="3,9" table:display="true" table:show-details="true"/>
                <table:data-pilot-member table:name="3,91" table:display="true" table:show-details="true"/>
                <table:data-pilot-member table:name="3,92" table:display="true" table:show-details="true"/>
                <table:data-pilot-member table:name="3,94" table:display="true" table:show-details="true"/>
                <table:data-pilot-member table:name="3,96" table:display="true" table:show-details="true"/>
                <table:data-pilot-member table:name="3,99" table:display="true" table:show-details="true"/>
                <table:data-pilot-member table:name="4,03" table:display="true" table:show-details="true"/>
                <table:data-pilot-member table:name="4,05" table:display="true" table:show-details="true"/>
                <table:data-pilot-member table:name="4,06" table:display="true" table:show-details="true"/>
                <table:data-pilot-member table:name="4,08" table:display="true" table:show-details="true"/>
                <table:data-pilot-member table:name="4,09" table:display="true" table:show-details="true"/>
                <table:data-pilot-member table:name="4,12" table:display="true" table:show-details="true"/>
                <table:data-pilot-member table:name="4,13" table:display="true" table:show-details="true"/>
                <table:data-pilot-member table:name="4,15" table:display="true" table:show-details="true"/>
                <table:data-pilot-member table:name="4,18" table:display="true" table:show-details="true"/>
                <table:data-pilot-member table:name="4,19" table:display="true" table:show-details="true"/>
                <table:data-pilot-member table:name="4,21" table:display="true" table:show-details="true"/>
                <table:data-pilot-member table:name="4,23" table:display="true" table:show-details="true"/>
                <table:data-pilot-member table:name="4,28" table:display="true" table:show-details="true"/>
                <table:data-pilot-member table:name="4,29" table:display="true" table:show-details="true"/>
                <table:data-pilot-member table:name="4,31" table:display="true" table:show-details="true"/>
                <table:data-pilot-member table:name="4,33" table:display="true" table:show-details="true"/>
                <table:data-pilot-member table:name="4,36" table:display="true" table:show-details="true"/>
                <table:data-pilot-member table:name="4,38" table:display="true" table:show-details="true"/>
                <table:data-pilot-member table:name="4,39" table:display="true" table:show-details="true"/>
                <table:data-pilot-member table:name="4,43" table:display="true" table:show-details="true"/>
                <table:data-pilot-member table:name="4,44" table:display="true" table:show-details="true"/>
                <table:data-pilot-member table:name="4,46" table:display="true" table:show-details="true"/>
                <table:data-pilot-member table:name="4,47" table:display="true" table:show-details="true"/>
                <table:data-pilot-member table:name="4,48" table:display="true" table:show-details="true"/>
                <table:data-pilot-member table:name="4,49" table:display="true" table:show-details="true"/>
                <table:data-pilot-member table:name="4,5" table:display="true" table:show-details="true"/>
                <table:data-pilot-member table:name="4,51" table:display="true" table:show-details="true"/>
                <table:data-pilot-member table:name="4,54" table:display="true" table:show-details="true"/>
                <table:data-pilot-member table:name="4,55" table:display="true" table:show-details="true"/>
                <table:data-pilot-member table:name="4,57" table:display="true" table:show-details="true"/>
                <table:data-pilot-member table:name="4,6" table:display="true" table:show-details="true"/>
                <table:data-pilot-member table:name="4,61" table:display="true" table:show-details="true"/>
                <table:data-pilot-member table:name="4,62" table:display="true" table:show-details="true"/>
                <table:data-pilot-member table:name="4,64" table:display="true" table:show-details="true"/>
                <table:data-pilot-member table:name="4,65" table:display="true" table:show-details="true"/>
                <table:data-pilot-member table:name="4,66" table:display="true" table:show-details="true"/>
                <table:data-pilot-member table:name="4,67" table:display="true" table:show-details="true"/>
                <table:data-pilot-member table:name="4,68" table:display="true" table:show-details="true"/>
                <table:data-pilot-member table:name="4,7" table:display="true" table:show-details="true"/>
                <table:data-pilot-member table:name="4,71" table:display="true" table:show-details="true"/>
                <table:data-pilot-member table:name="4,72" table:display="true" table:show-details="true"/>
                <table:data-pilot-member table:name="4,74" table:display="true" table:show-details="true"/>
                <table:data-pilot-member table:name="4,77" table:display="true" table:show-details="true"/>
                <table:data-pilot-member table:name="4,79" table:display="true" table:show-details="true"/>
                <table:data-pilot-member table:name="4,81" table:display="true" table:show-details="true"/>
                <table:data-pilot-member table:name="4,82" table:display="true" table:show-details="true"/>
                <table:data-pilot-member table:name="4,85" table:display="true" table:show-details="true"/>
                <table:data-pilot-member table:name="4,87" table:display="true" table:show-details="true"/>
                <table:data-pilot-member table:name="4,92" table:display="true" table:show-details="true"/>
                <table:data-pilot-member table:name="4,93" table:display="true" table:show-details="true"/>
                <table:data-pilot-member table:name="4,95" table:display="true" table:show-details="true"/>
                <table:data-pilot-member table:name="4,96" table:display="true" table:show-details="true"/>
                <table:data-pilot-member table:name="5,01" table:display="true" table:show-details="true"/>
                <table:data-pilot-member table:name="5,02" table:display="true" table:show-details="true"/>
                <table:data-pilot-member table:name="5,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9:44:44.191329003</dc:date>
    <meta:editing-duration>PT3M56S</meta:editing-duration>
    <meta:editing-cycles>1</meta:editing-cycles>
    <meta:document-statistic meta:table-count="2" meta:cell-count="1415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6.925cm" svg:y="0.316cm" chart:style-name="ch2">
          <text:p>4 Threads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1.331cm" svg:y="1.275cm" svg:width="11.539cm" svg:height="5.664cm">
          <chartooo:coordinate-region svg:x="1.767cm" svg:y="1.396cm" svg:width="11.103cm" svg:height="4.541cm"/>
          <chart:axis chart:dimension="x" chart:name="primary-x" chart:style-name="ch5" chartooo:axis-type="auto">
            <chartooo:date-scale/>
            <chart:title svg:x="6.924cm" svg:y="7.119cm" chart:style-name="ch6">
              <text:p>N</text:p>
            </chart:title>
            <chart:categories table:cell-range-address="PT@categories"/>
          </chart:axis>
          <chart:axis chart:dimension="y" chart:name="primary-y" chart:style-name="ch5">
            <chart:title svg:x="0.451cm" svg:y="4.733cm" chart:style-name="ch7">
              <text:p>GFLo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0"/>
          </chart:series>
          <chart:series chart:style-name="ch10" chart:values-cell-range-address="PT@data 1" chart:label-cell-address="PT@label 1" chart:class="chart:line">
            <chart:data-point chart:repeated="100"/>
          </chart:series>
          <chart:series chart:style-name="ch11" chart:values-cell-range-address="PT@data 2" chart:label-cell-address="PT@label 2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4</text:p>
                <draw:g>
                  <svg:desc>PT@label 0</svg:desc>
                </draw:g>
              </table:table-cell>
              <table:table-cell office:value-type="string">
                <text:p>2_2</text:p>
                <draw:g>
                  <svg:desc>PT@label 1</svg:desc>
                </draw:g>
              </table:table-cell>
              <table:table-cell office:value-type="string">
                <text:p>4_1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  <table:table-cell office:value-type="float" office:value="0">
                <text:p>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">
                <text:p>0.66</text:p>
              </table:table-cell>
              <table:table-cell office:value-type="float" office:value="0.64">
                <text:p>0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">
                <text:p>0.84</text:p>
              </table:table-cell>
              <table:table-cell office:value-type="float" office:value="0.75">
                <text:p>0.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">
                <text:p>1.2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5">
                <text:p>1.15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6">
                <text:p>1.16</text:p>
              </table:table-cell>
              <table:table-cell office:value-type="float" office:value="1.29">
                <text:p>1.2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1">
                <text:p>1.71</text:p>
              </table:table-cell>
              <table:table-cell office:value-type="float" office:value="1.45">
                <text:p>1.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4">
                <text:p>1.84</text:p>
              </table:table-cell>
              <table:table-cell office:value-type="float" office:value="1.93">
                <text:p>1.93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">
                <text:p>1.46</text:p>
              </table:table-cell>
              <table:table-cell office:value-type="float" office:value="1.4">
                <text:p>1.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">
                <text:p>1.32</text:p>
              </table:table-cell>
              <table:table-cell office:value-type="float" office:value="1.39">
                <text:p>1.3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3">
                <text:p>1.33</text:p>
              </table:table-cell>
              <table:table-cell office:value-type="float" office:value="1.4">
                <text:p>1.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4">
                <text:p>1.34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7">
                <text:p>1.47</text:p>
              </table:table-cell>
              <table:table-cell office:value-type="float" office:value="2.08">
                <text:p>2.0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4">
                <text:p>1.44</text:p>
              </table:table-cell>
              <table:table-cell office:value-type="float" office:value="1.9">
                <text:p>1.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9">
                <text:p>1.89</text:p>
              </table:table-cell>
              <table:table-cell office:value-type="float" office:value="2.1">
                <text:p>2.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9">
                <text:p>1.19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7">
                <text:p>1.57</text:p>
              </table:table-cell>
              <table:table-cell office:value-type="float" office:value="1.67">
                <text:p>1.6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8">
                <text:p>1.78</text:p>
              </table:table-cell>
              <table:table-cell office:value-type="float" office:value="1.85">
                <text:p>1.8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9">
                <text:p>1.39</text:p>
              </table:table-cell>
              <table:table-cell office:value-type="float" office:value="2.21">
                <text:p>2.2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">
                <text:p>1.48</text:p>
              </table:table-cell>
              <table:table-cell office:value-type="float" office:value="2.65">
                <text:p>2.6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9">
                <text:p>1.39</text:p>
              </table:table-cell>
              <table:table-cell office:value-type="float" office:value="1.78">
                <text:p>1.7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">
                <text:p>1.7</text:p>
              </table:table-cell>
              <table:table-cell office:value-type="float" office:value="2.03">
                <text:p>2.03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5">
                <text:p>2.15</text:p>
              </table:table-cell>
              <table:table-cell office:value-type="float" office:value="1.53">
                <text:p>1.5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35">
                <text:p>2.35</text:p>
              </table:table-cell>
              <table:table-cell office:value-type="float" office:value="2.09">
                <text:p>2.0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4">
                <text:p>2.14</text:p>
              </table:table-cell>
              <table:table-cell office:value-type="float" office:value="2.19">
                <text:p>2.1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1">
                <text:p>2.31</text:p>
              </table:table-cell>
              <table:table-cell office:value-type="float" office:value="2.38">
                <text:p>2.3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6">
                <text:p>2.46</text:p>
              </table:table-cell>
              <table:table-cell office:value-type="float" office:value="2">
                <text:p>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2.65">
                <text:p>2.6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1">
                <text:p>2.21</text:p>
              </table:table-cell>
              <table:table-cell office:value-type="float" office:value="2.24">
                <text:p>2.2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3">
                <text:p>2.53</text:p>
              </table:table-cell>
              <table:table-cell office:value-type="float" office:value="2.73">
                <text:p>2.7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8">
                <text:p>2.98</text:p>
              </table:table-cell>
              <table:table-cell office:value-type="float" office:value="2.92">
                <text:p>2.9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69">
                <text:p>2.69</text:p>
              </table:table-cell>
              <table:table-cell office:value-type="float" office:value="2.69">
                <text:p>2.6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8">
                <text:p>2.88</text:p>
              </table:table-cell>
              <table:table-cell office:value-type="float" office:value="2.91">
                <text:p>2.91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8">
                <text:p>3.08</text:p>
              </table:table-cell>
              <table:table-cell office:value-type="float" office:value="2.83">
                <text:p>2.8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61">
                <text:p>2.61</text:p>
              </table:table-cell>
              <table:table-cell office:value-type="float" office:value="2.96">
                <text:p>2.9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13">
                <text:p>3.13</text:p>
              </table:table-cell>
              <table:table-cell office:value-type="float" office:value="3.11">
                <text:p>3.1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3">
                <text:p>3.03</text:p>
              </table:table-cell>
              <table:table-cell office:value-type="float" office:value="2.5">
                <text:p>2.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8">
                <text:p>3.08</text:p>
              </table:table-cell>
              <table:table-cell office:value-type="float" office:value="3.18">
                <text:p>3.1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39">
                <text:p>3.39</text:p>
              </table:table-cell>
              <table:table-cell office:value-type="float" office:value="2.84">
                <text:p>2.8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17">
                <text:p>3.17</text:p>
              </table:table-cell>
              <table:table-cell office:value-type="float" office:value="3.41">
                <text:p>3.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">
                <text:p>3.1</text:p>
              </table:table-cell>
              <table:table-cell office:value-type="float" office:value="3.31">
                <text:p>3.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28">
                <text:p>3.28</text:p>
              </table:table-cell>
              <table:table-cell office:value-type="float" office:value="3.5">
                <text:p>3.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5">
                <text:p>3.25</text:p>
              </table:table-cell>
              <table:table-cell office:value-type="float" office:value="3.44">
                <text:p>3.4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38">
                <text:p>3.38</text:p>
              </table:table-cell>
              <table:table-cell office:value-type="float" office:value="3.59">
                <text:p>3.5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28">
                <text:p>3.28</text:p>
              </table:table-cell>
              <table:table-cell office:value-type="float" office:value="3.12">
                <text:p>3.1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3">
                <text:p>3.43</text:p>
              </table:table-cell>
              <table:table-cell office:value-type="float" office:value="3.67">
                <text:p>3.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4">
                <text:p>3.44</text:p>
              </table:table-cell>
              <table:table-cell office:value-type="float" office:value="3.63">
                <text:p>3.6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4">
                <text:p>3.4</text:p>
              </table:table-cell>
              <table:table-cell office:value-type="float" office:value="3.56">
                <text:p>3.5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34">
                <text:p>3.34</text:p>
              </table:table-cell>
              <table:table-cell office:value-type="float" office:value="3.76">
                <text:p>3.7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33">
                <text:p>3.33</text:p>
              </table:table-cell>
              <table:table-cell office:value-type="float" office:value="3.5">
                <text:p>3.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48">
                <text:p>3.48</text:p>
              </table:table-cell>
              <table:table-cell office:value-type="float" office:value="3.7">
                <text:p>3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54">
                <text:p>3.54</text:p>
              </table:table-cell>
              <table:table-cell office:value-type="float" office:value="3.66">
                <text:p>3.6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61">
                <text:p>3.61</text:p>
              </table:table-cell>
              <table:table-cell office:value-type="float" office:value="3.87">
                <text:p>3.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8">
                <text:p>3.08</text:p>
              </table:table-cell>
              <table:table-cell office:value-type="float" office:value="3.82">
                <text:p>3.8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58">
                <text:p>3.58</text:p>
              </table:table-cell>
              <table:table-cell office:value-type="float" office:value="3.77">
                <text:p>3.7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3">
                <text:p>4.23</text:p>
              </table:table-cell>
              <table:table-cell office:value-type="float" office:value="3.78">
                <text:p>3.7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">
                <text:p>3.9</text:p>
              </table:table-cell>
              <table:table-cell office:value-type="float" office:value="4.18">
                <text:p>4.1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5">
                <text:p>3.65</text:p>
              </table:table-cell>
              <table:table-cell office:value-type="float" office:value="3.89">
                <text:p>3.8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4">
                <text:p>3.84</text:p>
              </table:table-cell>
              <table:table-cell office:value-type="float" office:value="3.94">
                <text:p>3.9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6">
                <text:p>3.66</text:p>
              </table:table-cell>
              <table:table-cell office:value-type="float" office:value="3.78">
                <text:p>3.7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1">
                <text:p>3.61</text:p>
              </table:table-cell>
              <table:table-cell office:value-type="float" office:value="4.13">
                <text:p>4.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4.38">
                <text:p>4.38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4.44">
                <text:p>4.44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6">
                <text:p>3.96</text:p>
              </table:table-cell>
              <table:table-cell office:value-type="float" office:value="4.06">
                <text:p>4.06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">
                <text:p>3.88</text:p>
              </table:table-cell>
              <table:table-cell office:value-type="float" office:value="4.15">
                <text:p>4.1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8">
                <text:p>3.8</text:p>
              </table:table-cell>
              <table:table-cell office:value-type="float" office:value="3.78">
                <text:p>3.7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33">
                <text:p>4.33</text:p>
              </table:table-cell>
              <table:table-cell office:value-type="float" office:value="4.49">
                <text:p>4.49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91">
                <text:p>3.91</text:p>
              </table:table-cell>
              <table:table-cell office:value-type="float" office:value="4.57">
                <text:p>4.5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5">
                <text:p>4.05</text:p>
              </table:table-cell>
              <table:table-cell office:value-type="float" office:value="4.29">
                <text:p>4.29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48">
                <text:p>4.48</text:p>
              </table:table-cell>
              <table:table-cell office:value-type="float" office:value="4.19">
                <text:p>4.1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09">
                <text:p>4.09</text:p>
              </table:table-cell>
              <table:table-cell office:value-type="float" office:value="4.65">
                <text:p>4.6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87">
                <text:p>3.87</text:p>
              </table:table-cell>
              <table:table-cell office:value-type="float" office:value="4.81">
                <text:p>4.8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55">
                <text:p>4.55</text:p>
              </table:table-cell>
              <table:table-cell office:value-type="float" office:value="4.36">
                <text:p>4.3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1">
                <text:p>4.21</text:p>
              </table:table-cell>
              <table:table-cell office:value-type="float" office:value="4.77">
                <text:p>4.77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1">
                <text:p>4.51</text:p>
              </table:table-cell>
              <table:table-cell office:value-type="float" office:value="4.21">
                <text:p>4.2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2">
                <text:p>4.12</text:p>
              </table:table-cell>
              <table:table-cell office:value-type="float" office:value="4.85">
                <text:p>4.8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">
                <text:p>4.5</text:p>
              </table:table-cell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31">
                <text:p>4.31</text:p>
              </table:table-cell>
              <table:table-cell office:value-type="float" office:value="4.82">
                <text:p>4.82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6">
                <text:p>4.66</text:p>
              </table:table-cell>
              <table:table-cell office:value-type="float" office:value="4.81">
                <text:p>4.8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46">
                <text:p>4.46</text:p>
              </table:table-cell>
              <table:table-cell office:value-type="float" office:value="4.67">
                <text:p>4.6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1">
                <text:p>4.71</text:p>
              </table:table-cell>
              <table:table-cell office:value-type="float" office:value="4.93">
                <text:p>4.93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6">
                <text:p>4.6</text:p>
              </table:table-cell>
              <table:table-cell office:value-type="float" office:value="4.81">
                <text:p>4.81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8">
                <text:p>4.68</text:p>
              </table:table-cell>
              <table:table-cell office:value-type="float" office:value="4.96">
                <text:p>4.9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39">
                <text:p>4.39</text:p>
              </table:table-cell>
              <table:table-cell office:value-type="float" office:value="3.78">
                <text:p>3.78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8">
                <text:p>4.08</text:p>
              </table:table-cell>
              <table:table-cell office:value-type="float" office:value="3.58">
                <text:p>3.5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">
                <text:p>4.49</text:p>
              </table:table-cell>
              <table:table-cell office:value-type="float" office:value="4.03">
                <text:p>4.03</text:p>
              </table:table-cell>
              <table:table-cell office:value-type="float" office:value="5.09">
                <text:p>5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